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/>
      </mtr>
      <mtr>
        <mtd/>
      </mtr>
      <mtr>
        <mtd>
          <mtext>Arrhenius analysis</mtext>
        </mtd>
      </mtr>
      <mtr>
        <mtd>
          <mrow>
            <mi>ln</mi>
            <mrow>
              <mo stretchy="false">(</mo>
              <mi>k</mi>
              <mo stretchy="false">)</mo>
            </mrow>
            <mrow>
              <mi/>
              <mi mathvariant="normal">=</mi>
              <mi/>
            </mrow>
            <mi>ln</mi>
            <mrow>
              <mo stretchy="false">(</mo>
              <mi>P</mi>
              <mo stretchy="false">)</mo>
            </mrow>
            <mrow>
              <mi/>
              <mo stretchy="false">+</mo>
              <mi/>
            </mrow>
            <mfenced open="" close="">
              <mfrac>
                <mrow>
                  <mi mathvariant="normal">−</mi>
                  <msub>
                    <mi>E</mi>
                    <mi>A</mi>
                  </msub>
                </mrow>
                <mi>R</mi>
              </mfrac>
            </mfenced>
            <mfenced open="" close="">
              <mfrac>
                <mn>1</mn>
                <mi>T</mi>
              </mfrac>
            </mfenced>
          </mrow>
        </mtd>
      </mtr>
      <mtr>
        <mtd/>
      </mtr>
      <mtr>
        <mtd>
          <mtext>van't Hoff analysis</mtext>
        </mtd>
      </mtr>
      <mtr>
        <mtd>
          <mrow>
            <mi>ln</mi>
            <mfenced open="" close="">
              <mfrac>
                <mrow>
                  <mn>1</mn>
                  <mi mathvariant="normal">−</mi>
                  <msub>
                    <mi>P</mi>
                    <mi>A</mi>
                  </msub>
                </mrow>
                <msub>
                  <mi>P</mi>
                  <mi>A</mi>
                </msub>
              </mfrac>
            </mfenced>
            <mrow>
              <mi/>
              <mi mathvariant="normal">=</mi>
              <mi/>
            </mrow>
            <mi>ln</mi>
            <mfenced open="" close="">
              <mfrac>
                <msub>
                  <mi>k</mi>
                  <mi>A</mi>
                </msub>
                <msub>
                  <mi>k</mi>
                  <mi>B</mi>
                </msub>
              </mfrac>
            </mfenced>
            <mrow>
              <mi/>
              <mi mathvariant="normal">=</mi>
              <mi/>
            </mrow>
            <mfrac>
              <mrow>
                <mo stretchy="false">Δ</mo>
                <msub>
                  <mi>S</mi>
                  <mn>0</mn>
                </msub>
              </mrow>
              <mi>R</mi>
            </mfrac>
            <mrow>
              <mi/>
              <mo stretchy="false">+</mo>
              <mi/>
            </mrow>
            <mfenced open="" close="">
              <mfrac>
                <mrow>
                  <mrow>
                    <mi mathvariant="normal">−</mi>
                    <mo stretchy="false">Δ</mo>
                  </mrow>
                  <msub>
                    <mi>H</mi>
                    <mn>0</mn>
                  </msub>
                </mrow>
                <mi>R</mi>
              </mfrac>
            </mfenced>
            <mfenced open="" close="">
              <mfrac>
                <mn>1</mn>
                <mi>T</mi>
              </mfrac>
            </mfenced>
          </mrow>
        </mtd>
      </mtr>
    </mtable>
    <annotation encoding="StarMath 5.0">newline newline alignc
"Arrhenius analysis"

newline
ln(k) `=` ln(P) `+` left ( -E_A over R right ) left ( 1 over T right )

newline newline alignc
"van't Hoff analysis"

newline
ln left( {1-P_A} over P_A right ) `=` ln left ( k_A over k_B right ) `=` { %DELTA S_0 } over R `+` left ( { -%DELTA H_0 } over R right ) left ( 1 over T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7T08:24:41</meta:creation-date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